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Normal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prehensive To-do list of Aweworld.</text:p>
      <text:p text:style-name="Standard"/>
      <text:p text:style-name="Standard"/>
      <text:p text:style-name="P1">Story writing: </text:p>
      <text:p text:style-name="Standard">Introduction <text:s text:c="2"/>x</text:p>
      <text:p text:style-name="Standard"/>
      <text:p text:style-name="Standard">Prelude 3 location corrections x</text:p>
      <text:p text:style-name="Standard"/>
      <text:p text:style-name="Standard">Streamlined Briefing with grand admiral <text:s/>(Arn is a grandson?) x (Omitted mentioning Arn as grandson)</text:p>
      <text:p text:style-name="Standard"/>
      <text:p text:style-name="Standard">Lenient/strict <text:s text:c="2"/>- <text:s/>Officer-meeting x</text:p>
      <text:p text:style-name="Standard"/>
      <text:p text:style-name="Standard">Ship?</text:p>
      <text:p text:style-name="Standard"/>
      <text:p text:style-name="P3">Religious Event 3 Cermony (closing event) -</text:p>
      <text:p text:style-name="P3">Partially done, needs initiation/vore volunteering </text:p>
      <text:p text:style-name="Standard"/>
      <text:p text:style-name="Standard">Deepening Request x</text:p>
      <text:p text:style-name="Standard">{</text:p>
      <text:p text:style-name="Standard">The Flock (Card game)</text:p>
      <text:p text:style-name="Standard"/>
      <text:p text:style-name="Standard">Raptorian mutiny – Post flock-game</text:p>
      <text:p text:style-name="Standard"/>
      <text:p text:style-name="Standard">Arn (Loyal or not)</text:p>
      <text:p text:style-name="Standard">}</text:p>
      <text:p text:style-name="Standard"/>
      <text:p text:style-name="Standard">Keepers briefing (Diplomatic advisor)</text:p>
      <text:p text:style-name="Standard"/>
      <text:p text:style-name="Standard">Eldas support (Morale)</text:p>
      <text:p text:style-name="Standard"/>
      <text:p text:style-name="Standard">Viska meeting done? Agree to be meal/sacrifice crew</text:p>
      <text:p text:style-name="Standard"/>
      <text:p text:style-name="Standard">Deploy the scouts?</text:p>
      <text:p text:style-name="P1">Feature:</text:p>
      <text:p text:style-name="Standard">Day counter</text:p>
      <text:p text:style-name="Standard"/>
      <text:p text:style-name="P3">Ship and crew morale status pages</text:p>
      <text:p text:style-name="P3"/>
      <text:p text:style-name="P3"/>
      <text:p text:style-name="Standard">Cadet buttons and interactions (Available, unavailable)</text:p>
      <text:p text:style-name="Standard"/>
      <text:p text:style-name="Standard">Lore page</text:p>
      <text:p text:style-name="Standard"/>
      <text:p text:style-name="P1">Design: </text:p>
      <text:p text:style-name="Standard"/>
      <text:p text:style-name="Standard">Basic site layout. </text:p>
      <text:p text:style-name="Standard"/>
      <text:p text:style-name="Standard">Art assets. </text:p>
      <text:p text:style-name="Standard"/>
      <text:p text:style-name="Standard"><text:soft-page-break/></text:p>
      <text:p text:style-name="P1">Bugs:</text:p>
      <text:p text:style-name="P1"/>
      <text:p text:style-name="P2">The merchant clears data (Fixed) “Space in filename” x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2-26T15:30:56.06</meta:creation-date>
    <dc:date>2016-01-04T13:51:29.83</dc:date>
    <meta:editing-duration>P1DT3H43M26S</meta:editing-duration>
    <meta:editing-cycles>32</meta:editing-cycles>
    <meta:generator>OpenOffice/4.1.1$Win32 OpenOffice.org_project/411m6$Build-9775</meta:generator>
    <meta:document-statistic meta:table-count="0" meta:image-count="0" meta:object-count="0" meta:page-count="2" meta:paragraph-count="29" meta:word-count="115" meta:character-count="772"/>
  </office:meta>
</office:document-meta>
</file>